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officeooo:rsid="001a2108" officeooo:paragraph-rsid="001a2108"/>
    </style:style>
    <style:style style:name="P2" style:family="paragraph" style:parent-style-name="Standard">
      <style:paragraph-properties>
        <style:tab-stops/>
      </style:paragraph-properties>
      <style:text-properties officeooo:rsid="001a2108" officeooo:paragraph-rsid="001af1b1"/>
    </style:style>
    <style:style style:name="P3" style:family="paragraph" style:parent-style-name="Standard">
      <style:paragraph-properties>
        <style:tab-stops/>
      </style:paragraph-properties>
      <style:text-properties officeooo:rsid="001a2108" officeooo:paragraph-rsid="0020b7a1"/>
    </style:style>
    <style:style style:name="P4" style:family="paragraph" style:parent-style-name="Standard">
      <style:paragraph-properties>
        <style:tab-stops/>
      </style:paragraph-properties>
      <style:text-properties officeooo:rsid="001a2108" officeooo:paragraph-rsid="0022bca3"/>
    </style:style>
    <style:style style:name="P5" style:family="paragraph" style:parent-style-name="Standard">
      <style:paragraph-properties>
        <style:tab-stops/>
      </style:paragraph-properties>
      <style:text-properties fo:font-weight="bold" officeooo:rsid="001a2108" officeooo:paragraph-rsid="001a2108" style:font-weight-asian="bold" style:font-weight-complex="bold"/>
    </style:style>
    <style:style style:name="P6" style:family="paragraph" style:parent-style-name="Standard">
      <style:paragraph-properties>
        <style:tab-stops/>
      </style:paragraph-properties>
      <style:text-properties fo:font-weight="bold" officeooo:rsid="001af1b1" officeooo:paragraph-rsid="001af1b1" style:font-weight-asian="bold" style:font-weight-complex="bold"/>
    </style:style>
    <style:style style:name="P7" style:family="paragraph" style:parent-style-name="Standard">
      <style:paragraph-properties>
        <style:tab-stops/>
      </style:paragraph-properties>
      <style:text-properties fo:font-weight="bold" officeooo:rsid="001af6da" officeooo:paragraph-rsid="001af6da" style:font-weight-asian="bold" style:font-weight-complex="bold"/>
    </style:style>
    <style:style style:name="P8" style:family="paragraph" style:parent-style-name="Standard">
      <style:paragraph-properties>
        <style:tab-stops/>
      </style:paragraph-properties>
      <style:text-properties fo:font-weight="bold" officeooo:rsid="001af6da" officeooo:paragraph-rsid="0022bca3" style:font-weight-asian="bold" style:font-weight-complex="bold"/>
    </style:style>
    <style:style style:name="P9" style:family="paragraph" style:parent-style-name="Standard">
      <style:paragraph-properties>
        <style:tab-stops/>
      </style:paragraph-properties>
      <style:text-properties officeooo:rsid="001af6da" officeooo:paragraph-rsid="001af6da"/>
    </style:style>
    <style:style style:name="P10" style:family="paragraph" style:parent-style-name="Standard">
      <style:paragraph-properties>
        <style:tab-stops/>
      </style:paragraph-properties>
      <style:text-properties officeooo:rsid="001af6da" officeooo:paragraph-rsid="001ca0c7"/>
    </style:style>
    <style:style style:name="P11" style:family="paragraph" style:parent-style-name="Standard">
      <style:paragraph-properties>
        <style:tab-stops/>
      </style:paragraph-properties>
      <style:text-properties officeooo:rsid="001af6da" officeooo:paragraph-rsid="001f0057"/>
    </style:style>
    <style:style style:name="P12" style:family="paragraph" style:parent-style-name="Standard">
      <style:paragraph-properties>
        <style:tab-stops/>
      </style:paragraph-properties>
      <style:text-properties officeooo:rsid="001af6da" officeooo:paragraph-rsid="0022bca3"/>
    </style:style>
    <style:style style:name="P13" style:family="paragraph" style:parent-style-name="Standard">
      <style:paragraph-properties>
        <style:tab-stops/>
      </style:paragraph-properties>
      <style:text-properties officeooo:rsid="0020b7a1" officeooo:paragraph-rsid="0020b7a1"/>
    </style:style>
    <style:style style:name="P14" style:family="paragraph" style:parent-style-name="Standard">
      <style:paragraph-properties>
        <style:tab-stops/>
      </style:paragraph-properties>
      <style:text-properties officeooo:rsid="0020b7a1" officeooo:paragraph-rsid="0022bca3"/>
    </style:style>
    <style:style style:name="P15" style:family="paragraph" style:parent-style-name="Standard">
      <style:paragraph-properties>
        <style:tab-stops/>
      </style:paragraph-properties>
      <style:text-properties fo:font-size="18pt" fo:font-weight="bold" officeooo:rsid="001a2108" officeooo:paragraph-rsid="001a2108" style:font-size-asian="18pt" style:font-weight-asian="bold" style:font-size-complex="18pt" style:font-weight-complex="bold"/>
    </style:style>
    <style:style style:name="P16" style:family="paragraph" style:parent-style-name="Standard">
      <style:paragraph-properties>
        <style:tab-stops/>
      </style:paragraph-properties>
      <style:text-properties fo:font-size="16pt" fo:font-weight="bold" officeooo:rsid="0020b7a1" officeooo:paragraph-rsid="0020b7a1" style:font-size-asian="16pt" style:font-weight-asian="bold" style:font-size-complex="16pt" style:font-weight-complex="bold"/>
    </style:style>
    <style:style style:name="P17" style:family="paragraph" style:parent-style-name="Standard">
      <style:paragraph-properties>
        <style:tab-stops/>
      </style:paragraph-properties>
      <style:text-properties fo:font-size="16pt" fo:font-weight="bold" officeooo:rsid="0022bca3" officeooo:paragraph-rsid="0022bca3" style:font-size-asian="16pt" style:font-weight-asian="bold" style:font-size-complex="16pt" style:font-weight-complex="bold"/>
    </style:style>
    <style:style style:name="P18" style:family="paragraph" style:parent-style-name="Standard">
      <style:paragraph-properties>
        <style:tab-stops/>
      </style:paragraph-properties>
      <style:text-properties fo:font-size="14pt" fo:font-weight="bold" officeooo:rsid="001a2108" officeooo:paragraph-rsid="001a2108" style:font-size-asian="14pt" style:font-weight-asian="bold" style:font-size-complex="14pt" style:font-weight-complex="bold"/>
    </style:style>
    <style:style style:name="P19" style:family="paragraph" style:parent-style-name="Standard">
      <style:paragraph-properties>
        <style:tab-stops/>
      </style:paragraph-properties>
      <style:text-properties fo:font-size="14pt" fo:font-weight="bold" officeooo:rsid="001af1b1" officeooo:paragraph-rsid="001af1b1" style:font-size-asian="14pt" style:font-weight-asian="bold" style:font-size-complex="14pt" style:font-weight-complex="bold"/>
    </style:style>
    <style:style style:name="P20" style:family="paragraph" style:parent-style-name="Standard">
      <style:paragraph-properties>
        <style:tab-stops/>
      </style:paragraph-properties>
      <style:text-properties fo:font-size="14pt" officeooo:rsid="001a2108" officeooo:paragraph-rsid="001a2108" style:font-size-asian="14pt" style:font-size-complex="14pt"/>
    </style:style>
    <style:style style:name="P21" style:family="paragraph" style:parent-style-name="Standard">
      <style:paragraph-properties>
        <style:tab-stops/>
      </style:paragraph-properties>
      <style:text-properties fo:font-size="14pt" officeooo:rsid="001a2108" officeooo:paragraph-rsid="0022bca3" style:font-size-asian="14pt" style:font-size-complex="14pt"/>
    </style:style>
    <style:style style:name="P22" style:family="paragraph" style:parent-style-name="Standard">
      <style:paragraph-properties>
        <style:tab-stops/>
      </style:paragraph-properties>
      <style:text-properties fo:font-size="14pt" style:text-underline-style="solid" style:text-underline-width="auto" style:text-underline-color="font-color" fo:font-weight="bold" officeooo:rsid="001af6da" officeooo:paragraph-rsid="001af6da" style:font-size-asian="14pt" style:font-weight-asian="bold" style:font-size-complex="14pt" style:font-weight-complex="bold"/>
    </style:style>
    <style:style style:name="P23" style:family="paragraph" style:parent-style-name="Standard">
      <style:paragraph-properties>
        <style:tab-stops/>
      </style:paragraph-properties>
      <style:text-properties fo:font-size="14pt" fo:language="zxx" fo:country="none" fo:font-weight="bold" officeooo:rsid="001a2108" officeooo:paragraph-rsid="001a210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Standard">
      <style:paragraph-properties>
        <style:tab-stops/>
      </style:paragraph-properties>
      <style:text-properties fo:font-size="14pt" fo:language="zxx" fo:country="none" fo:font-weight="bold" officeooo:rsid="001a2108" officeooo:paragraph-rsid="0022bca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5" style:family="paragraph" style:parent-style-name="Standard">
      <style:paragraph-properties>
        <style:tab-stops/>
      </style:paragraph-properties>
      <style:text-properties fo:font-weight="normal" officeooo:rsid="001af6da" officeooo:paragraph-rsid="0022bca3" style:font-weight-asian="normal" style:font-weight-complex="normal"/>
    </style:style>
    <style:style style:name="P26" style:family="paragraph" style:parent-style-name="Standard">
      <style:paragraph-properties>
        <style:tab-stops/>
      </style:paragraph-properties>
      <style:text-properties fo:font-weight="normal" officeooo:rsid="0022bca3" officeooo:paragraph-rsid="0022bca3" style:font-weight-asian="normal" style:font-weight-complex="normal"/>
    </style:style>
    <style:style style:name="P27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bold" officeooo:rsid="001ca0c7" officeooo:paragraph-rsid="001ca0c7" style:font-weight-asian="bold" style:font-weight-complex="bold"/>
    </style:style>
    <style:style style:name="P28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bold" officeooo:rsid="001af6da" officeooo:paragraph-rsid="0022bca3" style:font-weight-asian="bold" style:font-weight-complex="bold"/>
    </style:style>
    <style:style style:name="P29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officeooo:rsid="001af6da" officeooo:paragraph-rsid="0022bca3"/>
    </style:style>
    <style:style style:name="P30" style:family="paragraph" style:parent-style-name="Standard">
      <style:paragraph-properties>
        <style:tab-stops/>
      </style:paragraph-properties>
      <style:text-properties officeooo:rsid="0022bca3" officeooo:paragraph-rsid="0022bca3"/>
    </style:style>
    <style:style style:name="P31" style:family="paragraph" style:parent-style-name="Standard">
      <style:paragraph-properties>
        <style:tab-stops/>
      </style:paragraph-properties>
      <style:text-properties fo:font-weight="normal" officeooo:rsid="0020b7a1" officeooo:paragraph-rsid="0022bca3" style:font-weight-asian="normal" style:font-weight-complex="normal"/>
    </style:style>
    <style:style style:name="P32" style:family="paragraph" style:parent-style-name="Standard">
      <style:paragraph-properties>
        <style:tab-stops/>
      </style:paragraph-properties>
      <style:text-properties fo:font-weight="bold" officeooo:rsid="001af6da" officeooo:paragraph-rsid="0022bca3" style:font-weight-asian="bold" style:font-weight-complex="bold"/>
    </style:style>
    <style:style style:name="P33" style:family="paragraph" style:parent-style-name="Standard">
      <style:paragraph-properties>
        <style:tab-stops/>
      </style:paragraph-properties>
      <style:text-properties officeooo:rsid="001af1b1" officeooo:paragraph-rsid="001af6da"/>
    </style:style>
    <style:style style:name="P34" style:family="paragraph" style:parent-style-name="Standard">
      <style:paragraph-properties>
        <style:tab-stops/>
      </style:paragraph-properties>
      <style:text-properties officeooo:rsid="0020b7a1" officeooo:paragraph-rsid="0020b7a1"/>
    </style:style>
    <style:style style:name="P35" style:family="paragraph" style:parent-style-name="Standard">
      <style:paragraph-properties>
        <style:tab-stops/>
      </style:paragraph-properties>
      <style:text-properties officeooo:rsid="0022bca3" officeooo:paragraph-rsid="0022bca3"/>
    </style:style>
    <style:style style:name="P36" style:family="paragraph" style:parent-style-name="Standard">
      <style:paragraph-properties>
        <style:tab-stops/>
      </style:paragraph-properties>
      <style:text-properties officeooo:rsid="00249864" officeooo:paragraph-rsid="00249864"/>
    </style:style>
    <style:style style:name="T1" style:family="text">
      <style:text-properties officeooo:rsid="001af1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a0c7" style:font-weight-asian="bold" style:font-weight-complex="bold"/>
    </style:style>
    <style:style style:name="T4" style:family="text">
      <style:text-properties fo:font-weight="bold" officeooo:rsid="0020b7a1" style:font-weight-asian="bold" style:font-weight-complex="bold"/>
    </style:style>
    <style:style style:name="T5" style:family="text">
      <style:text-properties officeooo:rsid="001af6da"/>
    </style:style>
    <style:style style:name="T6" style:family="text">
      <style:text-properties officeooo:rsid="001ca0c7"/>
    </style:style>
    <style:style style:name="T7" style:family="text">
      <style:text-properties officeooo:rsid="001d61fc"/>
    </style:style>
    <style:style style:name="T8" style:family="text">
      <style:text-properties officeooo:rsid="001f0057"/>
    </style:style>
    <style:style style:name="T9" style:family="text">
      <style:text-properties officeooo:rsid="0020b7a1"/>
    </style:style>
    <style:style style:name="T10" style:family="text">
      <style:text-properties officeooo:rsid="0022bca3"/>
    </style:style>
    <style:style style:name="T11" style:family="text">
      <style:text-properties style:text-underline-style="solid" style:text-underline-width="auto" style:text-underline-color="font-color" fo:font-weight="bold" officeooo:rsid="001af1b1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2bca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niDownloader - Konzept</text:p>
      <text:p text:style-name="P5"/>
      <text:p text:style-name="P16">1. Grobkonzept</text:p>
      <text:p text:style-name="P1"/>
      <text:p text:style-name="P18"><text:span text:style-name="T9">1.1 </text:span>Was ist "UniDownloader"?</text:p>
      <text:p text:style-name="P1">UniDownloader ist ein kleines Programm zum automatisierten Herunterladen digitaler Vorlesungsmaterialien der Moodle-Plattform "Emil" an der HAW Hamburg.</text:p>
      <text:p text:style-name="P1"/>
      <text:p text:style-name="P18"><text:span text:style-name="T9">1.2 </text:span>Welche Zielguppe gibts?</text:p>
      <text:p text:style-name="P1">Studenten der HAW, die EMIL nutzen.</text:p>
      <text:p text:style-name="P1"/>
      <text:p text:style-name="P20"><text:span text:style-name="T4">1.3 </text:span><text:span text:style-name="T2">Funktionen</text:span></text:p>
      <text:p text:style-name="P1">- <text:span text:style-name="T1">Vorlesungsdateien eines bestimmten EMIL-Lernaumes (zu einer Vorlesung) sollen automatisch auf dem eigenen <text:s/>Rechner gespeichert werden und sich aktuell halten (synchronistion wie bei Dropbox). </text:span></text:p>
      <text:p text:style-name="P6"/>
      <text:p text:style-name="P19"><text:span text:style-name="T9">1.3.1 </text:span>Funktionen im Detail</text:p>
      <text:p text:style-name="P6"/>
      <text:p text:style-name="P27"><text:span text:style-name="T9">1.3.1.</text:span>1 Hauptfenster</text:p>
      <text:p text:style-name="P25">- <text:span text:style-name="T9">hat Menüleiste mit "Einstellungen" und "Beenden"</text:span></text:p>
      <text:p text:style-name="P31">- Restfenster zeigt Fenster "Einstellungen" oder "Übersicht"</text:p>
      <text:p text:style-name="P7"/>
      <text:p text:style-name="P28"><text:span text:style-name="T9">1.3.1.2</text:span> <text:span text:style-name="T6">Dialogfenster (modal)</text:span>:</text:p>
      <text:p text:style-name="P8">"Einstellungen" der Synchronistaion (GUI-Fenster)</text:p>
      <text:p text:style-name="P2">- <text:span text:style-name="T1">URL eingeben + Login</text:span></text:p>
      <text:p text:style-name="P2">- <text:span text:style-name="T5">Auswahl welcher beigetretene Kurs synchronisiert werden soll </text:span></text:p>
      <text:p text:style-name="P9">- Angabe des lokalen Speicherortes (Ordner)</text:p>
      <text:p text:style-name="P10">- Buttons: [Fertig] und [Abrechen (Prog schließt)] <text:line-break/><text:line-break/><text:span text:style-name="T6">Wann wird dieses Fenster angezeigt?</text:span></text:p>
      <text:p text:style-name="P12"><text:span text:style-name="T6">- direkt nach Start wenn keine Kurse angeleget wurden<text:line-break/>- später unter Menüpunkt Einstellungen </text:span><text:line-break/></text:p>
      <text:p text:style-name="P29"><text:span text:style-name="T4">1.3.1.3</text:span><text:span text:style-name="T2"> Fenster </text:span><text:span text:style-name="T3">(nicht-modal)</text:span></text:p>
      <text:p text:style-name="P8">"Übersicht" der synchronisierten Kursräume</text:p>
      <text:p text:style-name="P9">- für jeden Kurs Liste anzeigen was downloadbar ist und Download-Status</text:p>
      <text:p text:style-name="P9">- <text:span text:style-name="T6">Veränderungsdatum der Emil-Datei und der lokalen Kopie anzeigen</text:span></text:p>
      <text:p text:style-name="P2">- <text:span text:style-name="T1">Hinweis auf Veränderungen von Räumen, Anzeigen der Veränderungsdetails (Wann, welche Datei)</text:span></text:p>
      <text:p text:style-name="P2"/>
      <text:p text:style-name="P21"><text:span text:style-name="T12">1.3.2 F</text:span><text:span text:style-name="T11">akultativ</text:span><text:span text:style-name="T1">:</text:span></text:p>
      <text:p text:style-name="P4">- <text:span text:style-name="T1">automatische Dateiumbenennung/ Nummerierung</text:span> <text:s/></text:p>
      <text:p text:style-name="P1">- <text:span text:style-name="T1">Themenzuordnung wie in Emil beibehalten</text:span></text:p>
      <text:p text:style-name="P9"/>
      <text:p text:style-name="P22"><text:span text:style-name="T10">1.3.3 </text:span>Unsicher ob nötig</text:p>
      <text:p text:style-name="P33">- Versionierng wie bei Git?</text:p>
      <text:p text:style-name="P9">- Downloadhierarchie in Listenansicht?</text:p>
      <text:p text:style-name="P11">- <text:span text:style-name="T8">Erinnerung für Abgabetermine?</text:span></text:p>
      <text:p text:style-name="P11">- <text:span text:style-name="T8">Kommunikatin mit Emil-Forum?</text:span></text:p>
      <text:p text:style-name="P1"/>
      <text:p text:style-name="P23"><text:span text:style-name="T10">1.4 </text:span>Welche Vorteile gibt es?</text:p>
      <text:p text:style-name="P1">- <text:span text:style-name="T7">kein Datei-Upload mehr verpassen auch wenn man sich nicht bei Emil eingeloggt hatte</text:span></text:p>
      <text:p text:style-name="P1">- <text:span text:style-name="T7">Lokaler Speicherordner bleibt inhaltlich aktuell</text:span></text:p>
      <text:p text:style-name="P1">- <text:span text:style-name="T7">Zeit-/Arbeitsersparnis, weil man die Lernmaterialien nicht aktiv pflegen muss</text:span> </text:p>
      <text:p text:style-name="P3">- <text:span text:style-name="T8">Lernmaterialen werden runtergeladen ohne die Gefahr des "Davon-Prokrastinierens" bei "normaler" Internetnutzung durch einen Browser</text:span></text:p>
      <text:p text:style-name="P13">- Man muss GUI nur zum erstmaligen Einrichten der Synchronisation öffnen, sonst nicht (wenn man Übersichtsfenster aus Punkt 3. nicht braucht)<text:line-break/></text:p>
      <text:p text:style-name="P1"/>
      <text:p text:style-name="P23"><text:span text:style-name="T10">1.5 </text:span>Nachteile?</text:p>
      <text:p text:style-name="P1">- ...</text:p>
      <text:p text:style-name="P1"/>
      <text:p text:style-name="P23"><text:span text:style-name="T10">1.6 </text:span>Welche (Programmier-)Technologien werden benutzt?</text:p>
      <text:p text:style-name="P14">- Programmiersprache Java<text:line-break/></text:p>
      <text:p text:style-name="P24"><text:span text:style-name="T10">1.7 </text:span>Was kann ich dabeit lernen/anwenden? </text:p>
      <text:p text:style-name="P26">- Sockets/ Applets ?</text:p>
      <text:p text:style-name="P14">- <text:span text:style-name="T10">MVC Struktur</text:span></text:p>
      <text:p text:style-name="P30">- Objektorientierung </text:p>
      <text:p text:style-name="P30">- UML</text:p>
      <text:p text:style-name="P36">- Swing- GUI</text:p>
      <text:p text:style-name="P13"/>
      <text:p text:style-name="P17"><text:soft-page-break/>2. Programmstruktur (als UML)</text:p>
      <text:p text:style-name="P17"/>
      <text:p text:style-name="P17"/>
      <text:p text:style-name="P30"/>
      <text:p text:style-name="P30"><text:s/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38S</meta:editing-duration>
    <meta:editing-cycles>7</meta:editing-cycles>
    <meta:generator>LibreOffice/5.3.2.2$Windows_x86 LibreOffice_project/6cd4f1ef626f15116896b1d8e1398b56da0d0ee1</meta:generator>
    <dc:date>2017-06-22T23:17:59.442000000</dc:date>
    <meta:document-statistic meta:table-count="0" meta:image-count="0" meta:object-count="0" meta:page-count="2" meta:paragraph-count="50" meta:word-count="313" meta:character-count="2345" meta:non-whitespace-character-count="2066"/>
    <meta:user-defined meta:name="Info 1"/>
    <meta:user-defined meta:name="Info 2"/>
    <meta:user-defined meta:name="Info 3"/>
    <meta:user-defined meta:name="Info 4"/>
  </office:meta>
</office:document-meta>
</file>